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9.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9.5cm"/>
      <style:paragraph-properties style:writing-mode="lr-tb"/>
    </style:style>
    <style:style style:name="gr4" style:family="graphic" style:parent-style-name="objectwithoutfill">
      <style:graphic-properties draw:stroke="solid" draw:stroke-dash="Fine_20_Dashed" svg:stroke-width="0.051cm" draw:marker-start-width="0.381cm" draw:marker-end="Rounded_20_short_20_Arrow" draw:marker-end-width="0.584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7cm" fo:min-width="5.7cm"/>
      <style:paragraph-properties style:writing-mode="lr-tb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1.65cm" fo:min-width="5.7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7cm" fo:min-width="6.1cm"/>
      <style:paragraph-properties style:writing-mode="lr-tb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65cm" fo:min-width="6.1cm"/>
      <style:paragraph-properties style:writing-mode="lr-tb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-color="#c0c0c0" draw:textarea-horizontal-align="center" draw:textarea-vertical-align="middle" draw:auto-grow-height="false" fo:min-height="0cm" fo:min-width="0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c0c0c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cm" svg:height="1.5cm" svg:x="9cm" svg:y="3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2cm" svg:height="2.5cm" svg:x="9cm" svg:y="4.5cm">
          <text:p text:style-name="P3">+SwitchOn()</text:p>
          <text:p text:style-name="P3">+SwitchOff()</text:p>
          <text:p text:style-name="P3">+&lt;&lt;get&gt;IsOn:boolea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cm" svg:height="1.5cm" svg:x="6cm" svg:y="8.5cm">
          <text:p text:style-name="P5"><text:span text:style-name="T1">&lt;&lt;abstract&gt;&gt;Failing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cm" svg:height="2.5cm" svg:x="6cm" svg:y="10cm">
          <text:p text:style-name="P3">+SwitchOn()</text:p>
          <text:p text:style-name="P3">+&lt;&lt;get&gt;&gt;&lt;&lt;abstract&gt;&gt;Fails:bool</text:p>
          <text:p text:style-name="P3"><text:span text:style-name="T1">#&lt;&lt;abstract&gt;&gt;SwitchSucceed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2.747cm" svg:y1="8.5cm" svg:x2="12.747cm" svg:y2="7cm">
          <text:p/>
        </draw:line>
        <draw:line draw:style-name="gr4" draw:text-style-name="P7" draw:layer="layout" svg:x1="12.747cm" svg:y1="14cm" svg:x2="12.747cm" svg:y2="12.5cm">
          <text:p/>
        </draw:line>
        <draw:custom-shape draw:style-name="gr5" draw:text-style-name="P6" draw:layer="layout" svg:width="6.2cm" svg:height="1.52cm" svg:x="1.8cm" svg:y="16cm">
          <text:p text:style-name="P1"><text:span text:style-name="T1">Unlimited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6.2cm" svg:height="1.9cm" svg:x="1.8cm" svg:y="17.52cm">
          <text:p text:style-name="P8"><text:span text:style-name="T1">+&lt;&lt;get&gt;&gt;Fails:bool</text:span></text:p>
          <text:p text:style-name="P8"><text:span text:style-name="T1">#SwitchSucceed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6cm" svg:height="1.52cm" svg:x="9.9cm" svg:y="15.84cm">
          <text:p text:style-name="P1"><text:span text:style-name="T1">Countdown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6.6cm" svg:height="1.9cm" svg:x="9.9cm" svg:y="17.36cm">
          <text:p text:style-name="P8"><text:span text:style-name="T1">+&lt;&lt;get&gt;&gt;Fails:bool</text:span></text:p>
          <text:p text:style-name="P8"><text:span text:style-name="T1">#SwitchSucceed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6.1cm" svg:height="1.52cm" svg:x="18.4cm" svg:y="15.84cm">
          <text:p text:style-name="P1"><text:span text:style-name="T1">ExpirationTime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1cm" svg:height="1.9cm" svg:x="18.4cm" svg:y="17.36cm">
          <text:p text:style-name="P8"><text:span text:style-name="T1">+&lt;&lt;get&gt;&gt;Fails:bool</text:span></text:p>
          <text:p text:style-name="P8"><text:span text:style-name="T1">#SwitchSucceed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4.5cm" svg:y1="14cm" svg:x2="21.5cm" svg:y2="14cm">
          <text:p/>
        </draw:line>
        <draw:line draw:style-name="gr9" draw:text-style-name="P7" draw:layer="layout" svg:x1="4.5cm" svg:y1="15.9cm" svg:x2="4.5cm" svg:y2="14cm">
          <text:p/>
        </draw:line>
        <draw:line draw:style-name="gr9" draw:text-style-name="P7" draw:layer="layout" svg:x1="21.5cm" svg:y1="15.9cm" svg:x2="21.5cm" svg:y2="14cm">
          <text:p/>
        </draw:line>
        <draw:line draw:style-name="gr9" draw:text-style-name="P7" draw:layer="layout" svg:x1="12.5cm" svg:y1="15.9cm" svg:x2="12.5cm" svg:y2="14cm">
          <text:p/>
        </draw:line>
        <draw:custom-shape draw:style-name="gr10" draw:text-style-name="P10" draw:layer="layout" svg:width="8cm" svg:height="3cm" svg:x="18cm" svg:y="3.5cm">
          <text:p text:style-name="P1">Abstract rendered with &lt;&lt;abstract&gt;&gt; in UML</text:p>
          <draw:enhanced-geometry svg:viewBox="0 0 21600 21600" draw:glue-points="10800 0 0 10800 10800 21600 21600 10800 ?f40 ?f41" draw:text-areas="0 0 21600 21600" draw:type="rectangular-callout" draw:modifiers="-6678.96512935883 39126.1579473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3H40M47S</meta:editing-duration>
    <meta:editing-cycles>21</meta:editing-cycles>
    <meta:generator>LibreOffice/6.4.6.2$Linux_X86_64 LibreOffice_project/40$Build-2</meta:generator>
    <dc:date>2021-03-07T22:34:40.161429040</dc:date>
    <meta:document-statistic meta:object-count="17"/>
  </office:meta>
</office:document-meta>
</file>